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305cm" svg:stroke-color="#e6e6e6" draw:fill="solid" draw:fill-color="#999999" draw:textarea-horizontal-align="justify" draw:textarea-vertical-align="middle" draw:auto-grow-height="false" fo:padding-top="0.277cm" fo:padding-bottom="0.277cm" fo:padding-left="0.402cm" fo:padding-right="0.402cm"/>
    </style:style>
    <style:style style:name="gr2" style:family="graphic" style:parent-style-name="standard">
      <style:graphic-properties draw:stroke="none" svg:stroke-width="0.305cm" svg:stroke-color="#e6e6e6" draw:fill="solid" draw:fill-color="#b3b3b3" draw:textarea-horizontal-align="justify" draw:textarea-vertical-align="middle" draw:auto-grow-height="false" fo:padding-top="0.277cm" fo:padding-bottom="0.277cm" fo:padding-left="0.402cm" fo:padding-right="0.402cm"/>
    </style:style>
    <style:style style:name="gr3" style:family="graphic" style:parent-style-name="standard">
      <style:graphic-properties draw:stroke="none" svg:stroke-width="0.305cm" svg:stroke-color="#e6e6e6" draw:fill="solid" draw:fill-color="#cccccc" draw:textarea-horizontal-align="justify" draw:textarea-vertical-align="middle" draw:auto-grow-height="false" fo:padding-top="0.277cm" fo:padding-bottom="0.277cm" fo:padding-left="0.402cm" fo:padding-right="0.402cm"/>
    </style:style>
    <style:style style:name="gr4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width="0.305cm" svg:stroke-color="#000000" draw:fill="none" draw:fill-color="#ffffff" draw:textarea-horizontal-align="left" draw:auto-grow-height="true" draw:auto-grow-width="true" fo:min-height="0cm" fo:min-width="0cm" fo:padding-top="0.277cm" fo:padding-bottom="0.277cm" fo:padding-left="0.402cm" fo:padding-right="0.40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796cm" svg:height="1.818cm" svg:x="3.032cm" svg:y="17.5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796cm" svg:height="9.135cm" svg:x="3.032cm" svg:y="8.5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8.796cm" svg:height="4.191cm" svg:x="3.032cm" svg:y="4.3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08cm" svg:height="1.397cm" svg:x="11.541cm" svg:y="9.391cm">
          <text:p text:style-name="P1">VF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7.789cm">
          <text:p text:style-name="P1">System call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6.187cm">
          <text:p text:style-name="P1">Biblioteca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3.97cm" svg:height="1.397cm" svg:x="7.096cm" svg:y="4.585cm">
          <text:p text:style-name="P1">Aplicacion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4" draw:text-style-name="P1" draw:layer="layout" svg:width="4.064cm" svg:height="1.397cm" svg:x="7.121cm" svg:y="16.097cm">
            <text:p text:style-name="P1">Driver de</text:p>
            <text:p text:style-name="P1">caractere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5.045cm" svg:height="1.397cm" svg:x="11.541cm" svg:y="16.097cm">
            <text:p text:style-name="P1">Driver de</text:p>
            <text:p text:style-name="P1">bloques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" draw:layer="layout" svg:width="4.064cm" svg:height="1.397cm" svg:x="17.023cm" svg:y="16.101cm">
            <text:p text:style-name="P1">Driver de</text:p>
            <text:p text:style-name="P1">red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" draw:text-style-name="P1" draw:layer="layout" svg:width="13.97cm" svg:height="1.37cm" svg:x="7.097cm" svg:y="17.799cm">
          <text:p text:style-name="P1">Dispositivos físico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5" draw:text-style-name="P1" draw:layer="layout" svg:width="5.08cm" svg:height="4.512cm" svg:x="11.542cm" svg:y="11.247cm">
            <text:p text:style-name="P1"/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1.651cm" svg:height="1.651cm" svg:x="12.43cm" svg:y="10.993cm">
              <text:p text:style-name="P1"><text:span text:style-name="T1">EXT2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4.03cm" svg:y="11.193cm">
              <text:p text:style-name="P1"><text:span text:style-name="T1">EXT3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4.535cm" svg:y="12.209cm">
              <text:p text:style-name="P1"><text:span text:style-name="T1">NF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4.589cm" svg:y="13.225cm">
              <text:p text:style-name="P1"><text:span text:style-name="T1">XF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4.081cm" svg:y="14.241cm">
              <text:p text:style-name="P1"><text:span text:style-name="T1">NTF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2.938cm" svg:y="13.352cm">
              <text:p text:style-name="P1"><text:span text:style-name="T1">CIFS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2.03cm" svg:y="12.293cm">
              <text:p text:style-name="P1"><text:span text:style-name="T1">EXT4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3.192cm" svg:y="11.942cm">
              <text:p text:style-name="P1"><text:span text:style-name="T1">VFAT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2" draw:layer="layout" svg:width="1.651cm" svg:height="1.651cm" svg:x="12.049cm" svg:y="14.114cm">
              <text:p text:style-name="P1"><text:span text:style-name="T1">iso9660</text:span></text:p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  <draw:frame draw:style-name="gr6" draw:layer="layout" svg:width="3.549cm" svg:height="1.266cm" svg:x="3.293cm" svg:y="17.991cm">
          <draw:text-box>
            <text:p>Hardware</text:p>
          </draw:text-box>
        </draw:frame>
        <draw:frame draw:style-name="gr6" draw:layer="layout" svg:width="2.635cm" svg:height="1.266cm" svg:x="3.294cm" svg:y="12.091cm">
          <draw:text-box>
            <text:p>Kernel</text:p>
          </draw:text-box>
        </draw:frame>
        <draw:frame draw:style-name="gr6" draw:text-style-name="P1" draw:layer="layout" svg:width="3.058cm" svg:height="2.688cm" svg:x="3.294cm" svg:y="5.191cm">
          <draw:text-box>
            <text:p text:style-name="P1">Espacio</text:p>
            <text:p text:style-name="P1">de </text:p>
            <text:p text:style-name="P1">usuari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4-08-19T16:07:18.611560889</meta:creation-date>
    <dc:date>2014-08-19T17:21:12.713328778</dc:date>
    <dc:creator>Eduardo Grosclaude</dc:creator>
    <meta:editing-duration>PT1H6M11S</meta:editing-duration>
    <meta:editing-cycles>7</meta:editing-cycles>
    <meta:generator>LibreOffice/4.2.5.2$Linux_x86 LibreOffice_project/61cb170a04bb1f12e77c884eab9192be736ec5f5</meta:generator>
    <meta:document-statistic meta:object-count="27"/>
  </office:meta>
</office:document-meta>
</file>